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Bitstream Vera Sans" svg:font-family="'Bitstream Vera Sans'" style:font-family-generic="roman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2" style:family="table">
      <style:table-properties style:width="17.413cm" fo:margin-left="3.625cm" table:align="left"/>
    </style:style>
    <style:style style:name="Tabla2.A" style:family="table-column">
      <style:table-column-properties style:column-width="1.503cm"/>
    </style:style>
    <style:style style:name="Tabla2.B" style:family="table-column">
      <style:table-column-properties style:column-width="9.502cm"/>
    </style:style>
    <style:style style:name="Tabla2.C" style:family="table-column">
      <style:table-column-properties style:column-width="3.78cm"/>
    </style:style>
    <style:style style:name="Tabla2.D" style:family="table-column">
      <style:table-column-properties style:column-width="2.628cm"/>
    </style:style>
    <style:style style:name="Tabla2.1" style:family="table-row">
      <style:table-row-properties style:row-height="0.7cm"/>
    </style:style>
    <style:style style:name="Tabla2.A1" style:family="table-cell">
      <style:table-cell-properties style:vertical-align="middle"/>
    </style:style>
    <style:style style:name="Tabla2.6" style:family="table-row">
      <style:table-row-properties style:row-height="0.079cm"/>
    </style:style>
    <style:style style:name="Tabla1" style:family="table">
      <style:table-properties style:width="20.14cm" fo:margin-left="0.861cm" table:align="left"/>
    </style:style>
    <style:style style:name="Tabla1.A" style:family="table-column">
      <style:table-column-properties style:column-width="1.9cm"/>
    </style:style>
    <style:style style:name="Tabla1.B" style:family="table-column">
      <style:table-column-properties style:column-width="11.638cm"/>
    </style:style>
    <style:style style:name="Tabla1.C" style:family="table-column">
      <style:table-column-properties style:column-width="2.91cm"/>
    </style:style>
    <style:style style:name="Tabla1.D" style:family="table-column">
      <style:table-column-properties style:column-width="3.692cm"/>
    </style:style>
    <style:style style:name="Tabla1.1" style:family="table-row">
      <style:table-row-properties style:row-height="0.499cm"/>
    </style:style>
    <style:style style:name="Tabla1.A1" style:family="table-cell">
      <style:table-cell-properties style:vertical-align="middle" fo:padding="0.097cm" fo:border="none"/>
    </style:style>
    <style:style style:name="P1" style:family="paragraph" style:parent-style-name="Header">
      <style:text-properties officeooo:rsid="00155968" officeooo:paragraph-rsid="00155968"/>
    </style:style>
    <style:style style:name="P2" style:family="paragraph" style:parent-style-name="Standard">
      <style:paragraph-properties fo:text-align="start" style:justify-single-word="false"/>
      <style:text-properties fo:font-size="11pt" fo:font-style="normal" fo:font-weight="normal" officeooo:rsid="00800cae" officeooo:paragraph-rsid="00800ca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font-size="11pt" fo:font-style="normal" fo:font-weight="normal" officeooo:rsid="00800cae" officeooo:paragraph-rsid="00800ca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1pt" fo:font-style="normal" fo:font-weight="normal" officeooo:rsid="001fd64c" officeooo:paragraph-rsid="0051189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8pt" fo:letter-spacing="0.014cm" fo:font-style="normal" style:text-underline-style="none" fo:font-weight="normal" officeooo:rsid="001edc20" officeooo:paragraph-rsid="00800cae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ize="8pt" fo:font-style="normal" style:text-underline-style="none" fo:font-weight="normal" officeooo:rsid="001edc20" officeooo:paragraph-rsid="005e0cc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ize="8pt" fo:font-style="normal" style:text-underline-style="none" fo:font-weight="normal" officeooo:rsid="001edc20" officeooo:paragraph-rsid="0056055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8pt" fo:font-style="normal" fo:font-weight="normal" officeooo:rsid="001fd64c" officeooo:paragraph-rsid="0056055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" style:family="paragraph" style:parent-style-name="Standard">
      <style:paragraph-properties fo:line-height="150%"/>
      <style:text-properties fo:font-size="8pt" fo:font-style="normal" fo:font-weight="normal" officeooo:paragraph-rsid="0078ec2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7pt" fo:font-style="normal" style:text-underline-style="none" fo:font-weight="normal" officeooo:rsid="001edc20" officeooo:paragraph-rsid="0099c406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7pt" fo:font-style="normal" style:text-underline-style="none" fo:font-weight="normal" officeooo:rsid="001edc20" officeooo:paragraph-rsid="009a5b81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7pt" fo:font-style="normal" fo:font-weight="normal" officeooo:rsid="001fd64c" officeooo:paragraph-rsid="0056055a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0pt" fo:font-style="normal" style:text-underline-style="none" fo:font-weight="normal" officeooo:rsid="001edc20" officeooo:paragraph-rsid="0056055a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DejaVu Sans Mono" fo:font-size="8pt" fo:font-style="normal" style:text-underline-style="none" fo:font-weight="normal" officeooo:rsid="001edc20" officeooo:paragraph-rsid="0078ec2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Standard">
      <style:paragraph-properties fo:line-height="100%" fo:text-align="center" style:justify-single-word="false"/>
      <style:text-properties style:font-name="DejaVu Sans Mono" fo:font-size="8pt" fo:font-style="normal" style:text-underline-style="none" fo:font-weight="normal" officeooo:rsid="001edc20" officeooo:paragraph-rsid="002732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Standard">
      <style:paragraph-properties fo:line-height="100%" fo:text-align="center" style:justify-single-word="false"/>
      <style:text-properties style:font-name="DejaVu Sans Mono" fo:font-size="8pt" fo:font-style="normal" style:text-underline-style="none" fo:font-weight="normal" officeooo:rsid="001edc20" officeooo:paragraph-rsid="0028d10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Standard">
      <style:paragraph-properties fo:line-height="100%"/>
      <style:text-properties style:font-name="DejaVu Sans Mono" fo:font-size="8pt" fo:font-style="normal" style:text-underline-style="none" fo:font-weight="normal" officeooo:rsid="001edc20" officeooo:paragraph-rsid="00268b4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DejaVu Sans Mono" fo:font-size="8pt" fo:letter-spacing="0.014cm" fo:font-style="normal" style:text-underline-style="none" fo:font-weight="normal" officeooo:rsid="001edc20" officeooo:paragraph-rsid="0078ec2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style:font-name="DejaVu Sans Mono" fo:font-size="8pt" fo:letter-spacing="0.014cm" fo:font-style="normal" style:text-underline-style="none" fo:font-weight="normal" officeooo:rsid="001edc20" officeooo:paragraph-rsid="00a4def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0" style:family="paragraph" style:parent-style-name="Standard">
      <style:paragraph-properties fo:line-height="100%"/>
      <style:text-properties style:font-name="DejaVu Sans Mono" fo:font-size="8pt" fo:letter-spacing="0.014cm" fo:font-style="normal" style:text-underline-style="none" fo:font-weight="normal" officeooo:rsid="001edc20" officeooo:paragraph-rsid="002732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1" style:family="paragraph" style:parent-style-name="Standard">
      <style:paragraph-properties fo:line-height="150%"/>
      <style:text-properties fo:font-style="normal" fo:font-weight="normal" officeooo:paragraph-rsid="0019d81c" fo:background-color="transparent" style:font-style-asian="normal" style:font-weight-asian="normal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T1" style:family="text">
      <style:text-properties style:text-underline-style="none" officeooo:rsid="001edc20"/>
    </style:style>
    <style:style style:name="T2" style:family="text">
      <style:text-properties fo:letter-spacing="0.014cm" style:text-underline-style="none" officeooo:rsid="001edc20"/>
    </style:style>
    <style:style style:name="T3" style:family="text">
      <style:text-properties fo:font-size="8pt" style:font-size-asian="8pt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3" office:value-type="string">
            <text:p text:style-name="P18"><text:placeholder text:placeholder-type="text">&lt;o.name&gt;</text:placeholder></text:p>
          </table:table-cell>
          <table:covered-table-cell/>
          <table:covered-table-cell/>
          <table:table-cell table:style-name="Tabla2.A1" office:value-type="string">
            <text:p text:style-name="P19"><text:placeholder text:placeholder-type="text">&lt;o.number&gt;</text:placeholder></text:p>
          </table:table-cell>
        </table:table-row>
        <table:table-row table:style-name="Tabla2.1">
          <table:table-cell table:style-name="Tabla2.A1" table:number-columns-spanned="4" office:value-type="string">
            <text:p text:style-name="P18"><text:placeholder text:placeholder-type="text">&lt;o.street&gt;</text:placeholder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1" table:number-columns-spanned="2" office:value-type="string">
            <text:p text:style-name="P18"><text:placeholder text:placeholder-type="text">&lt;o.doc_number&gt;</text:placeholder></text:p>
          </table:table-cell>
          <table:covered-table-cell/>
          <table:table-cell table:style-name="Tabla2.A1" table:number-columns-spanned="2" office:value-type="string">
            <text:p text:style-name="P18"><text:placeholder text:placeholder-type="text">&lt;o.date_invoice&gt;</text:placeholder> 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><text:placeholder text:placeholder-type="text">&lt;o.payment_term&gt;</text:placeholder></text:p>
          </table:table-cell>
          <table:table-cell table:style-name="Tabla2.A1" table:number-columns-spanned="2" office:value-type="string">
            <text:p text:style-name="P18"><text:placeholder text:placeholder-type="text">&lt;o.picking_name&gt;</text:placeholder>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><text:placeholder text:placeholder-type="text">&lt;o.order_name&gt;</text:placeholder></text:p>
          </table:table-cell>
          <table:table-cell table:style-name="Tabla2.A1" table:number-columns-spanned="2" office:value-type="string">
            <text:p text:style-name="P18"><text:placeholder text:placeholder-type="text">&lt;o.user&gt;</text:placeholder></text:p>
          </table:table-cell>
          <table:covered-table-cell/>
        </table:table-row>
        <table:table-row table:style-name="Tabla2.6">
          <table:table-cell table:style-name="Tabla2.A1" office:value-type="string">
            <text:p text:style-name="P14"/>
          </table:table-cell>
          <table:table-cell table:style-name="Tabla2.A1" office:value-type="string">
            <text:p text:style-name="P14"/>
          </table:table-cell>
          <table:table-cell table:style-name="Tabla2.A1" table:number-columns-spanned="2" office:value-type="string">
            <text:p text:style-name="P14"/>
          </table:table-cell>
          <table:covered-table-cell/>
        </table:table-row>
      </table:table>
      <text:p text:style-name="P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4" office:value-type="string">
            <text:p text:style-name="P17"><text:placeholder text:placeholder-type="text">&lt;for each="line in o.line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15"><text:placeholder text:placeholder-type="text">&lt;line.qty&gt;</text:placeholder></text:p>
          </table:table-cell>
          <table:table-cell table:style-name="Tabla1.A1" office:value-type="string">
            <text:p text:style-name="P20"><text:placeholder text:placeholder-type="text">&lt;line.description&gt;</text:placeholder></text:p>
          </table:table-cell>
          <table:table-cell table:style-name="Tabla1.A1" office:value-type="string">
            <text:p text:style-name="P16"><text:placeholder text:placeholder-type="text">&lt;line.price_unit&gt;</text:placeholder></text:p>
          </table:table-cell>
          <table:table-cell table:style-name="Tabla1.A1" office:value-type="string">
            <text:p text:style-name="P16"><text:placeholder text:placeholder-type="text">&lt;line.price_subtotal&gt;</text:placeholder></text:p>
          </table:table-cell>
        </table:table-row>
        <table:table-row table:style-name="Tabla1.1">
          <table:table-cell table:style-name="Tabla1.A1" table:number-columns-spanned="4" office:value-type="string"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Bitstream Vera Sans" svg:font-family="'Bitstream Vera Sans'" style:font-family-generic="roman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Bitstream Vera Sans" fo:font-size="12pt" fo:language="en" fo:country="US" style:font-name-asian="Bitstream Vera Sans1" style:font-size-asian="12pt" style:language-asian="en" style:country-asian="US" style:font-name-complex="Bitstream Vera Sans1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2cm" style:writing-mode="lr-tb"/>
      <style:text-properties fo:color="#000000" style:font-name="Bitstream Vera Sans" fo:font-size="12pt" fo:language="en" fo:country="US" style:font-name-asian="Bitstream Vera Sans1" style:font-size-asian="12pt" style:language-asian="en" style:country-asian="US" style:font-name-complex="Bitstream Vera Sans1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2.002cm" style:type="right"/>
          <style:tab-stop style:position="-0.998cm" style:type="center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22.611cm" table:align="margins"/>
    </style:style>
    <style:style style:name="Tabla4.A" style:family="table-column">
      <style:table-column-properties style:column-width="2.69cm" style:rel-column-width="7796*"/>
    </style:style>
    <style:style style:name="Tabla4.B" style:family="table-column">
      <style:table-column-properties style:column-width="19.921cm" style:rel-column-width="57739*"/>
    </style:style>
    <style:style style:name="Tabla4.1" style:family="table-row">
      <style:table-row-properties style:row-height="0.4cm"/>
    </style:style>
    <style:style style:name="Tabla4.A1" style:family="table-cell">
      <style:table-cell-properties style:vertical-align="bottom"/>
    </style:style>
    <style:style style:name="Tabla3" style:family="table">
      <style:table-properties style:width="21.094cm" table:align="left"/>
    </style:style>
    <style:style style:name="Tabla3.A" style:family="table-column">
      <style:table-column-properties style:column-width="4.307cm"/>
    </style:style>
    <style:style style:name="Tabla3.B" style:family="table-column">
      <style:table-column-properties style:column-width="3.291cm"/>
    </style:style>
    <style:style style:name="Tabla3.C" style:family="table-column">
      <style:table-column-properties style:column-width="1.706cm"/>
    </style:style>
    <style:style style:name="Tabla3.D" style:family="table-column">
      <style:table-column-properties style:column-width="1.245cm"/>
    </style:style>
    <style:style style:name="Tabla3.E" style:family="table-column">
      <style:table-column-properties style:column-width="3.517cm"/>
    </style:style>
    <style:style style:name="Tabla3.F" style:family="table-column">
      <style:table-column-properties style:column-width="1.94cm"/>
    </style:style>
    <style:style style:name="Tabla3.G" style:family="table-column">
      <style:table-column-properties style:column-width="1.499cm"/>
    </style:style>
    <style:style style:name="Tabla3.H" style:family="table-column">
      <style:table-column-properties style:column-width="3.588cm"/>
    </style:style>
    <style:style style:name="Tabla3.1" style:family="table-row">
      <style:table-row-properties style:row-height="0.7cm"/>
    </style:style>
    <style:style style:name="Tabla3.A1" style:family="table-cell">
      <style:table-cell-properties style:vertical-align="middle" fo:padding="0.097cm" fo:border="none"/>
    </style:style>
    <style:style style:name="Tabla3.D1" style:family="table-cell">
      <style:table-cell-properties fo:padding="0.097cm" fo:border="none"/>
    </style:style>
    <style:style style:name="Tabla3.E1" style:family="table-cell">
      <style:table-cell-properties style:vertical-align="bottom" fo:padding="0.097cm" fo:border="none"/>
    </style:style>
    <style:style style:name="Tabla3.G1" style:family="table-cell">
      <style:table-cell-properties style:vertical-align="" fo:padding="0.097cm" fo:border="none"/>
    </style:style>
    <style:style style:name="Tabla3.H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la3.2" style:family="table-row">
      <style:table-row-properties style:row-height="0.6cm"/>
    </style:style>
    <style:style style:name="Tabla3.H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MP1" style:family="paragraph" style:parent-style-name="Header">
      <style:text-properties officeooo:rsid="00155968" officeooo:paragraph-rsid="00155968"/>
    </style:style>
    <style:style style:name="MP2" style:family="paragraph" style:parent-style-name="Standard">
      <style:paragraph-properties fo:text-align="start" style:justify-single-word="false"/>
      <style:text-properties fo:font-size="11pt" fo:font-style="normal" fo:font-weight="normal" officeooo:rsid="00800cae" officeooo:paragraph-rsid="00800ca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MP3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MP4" style:family="paragraph" style:parent-style-name="Standard">
      <style:paragraph-properties fo:text-align="start" style:justify-single-word="false"/>
      <style:text-properties fo:font-size="8pt" fo:letter-spacing="0.014cm" fo:font-style="normal" style:text-underline-style="none" fo:font-weight="normal" officeooo:rsid="001edc20" officeooo:paragraph-rsid="00800cae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5" style:family="paragraph" style:parent-style-name="Standard">
      <style:paragraph-properties fo:line-height="150%" fo:text-align="start" style:justify-single-word="false"/>
      <style:text-properties fo:font-size="11pt" fo:font-style="normal" fo:font-weight="normal" officeooo:rsid="00800cae" officeooo:paragraph-rsid="00800ca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MP6" style:family="paragraph" style:parent-style-name="Standard">
      <style:paragraph-properties fo:text-align="end" style:justify-single-word="false"/>
      <style:text-properties fo:font-size="8pt" fo:font-style="normal" style:text-underline-style="none" fo:font-weight="normal" officeooo:rsid="001edc20" officeooo:paragraph-rsid="005e0cc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7" style:family="paragraph" style:parent-style-name="Standard">
      <style:paragraph-properties fo:text-align="center" style:justify-single-word="false"/>
      <style:text-properties fo:font-size="8pt" fo:font-style="normal" fo:font-weight="normal" officeooo:rsid="001fd64c" officeooo:paragraph-rsid="0056055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8" style:family="paragraph" style:parent-style-name="Standard">
      <style:paragraph-properties fo:text-align="end" style:justify-single-word="false"/>
      <style:text-properties fo:font-size="8pt" fo:font-style="normal" style:text-underline-style="none" fo:font-weight="normal" officeooo:rsid="001edc20" officeooo:paragraph-rsid="0056055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9" style:family="paragraph" style:parent-style-name="Standard">
      <style:paragraph-properties fo:text-align="start" style:justify-single-word="false"/>
      <style:text-properties fo:font-size="7pt" fo:font-style="normal" style:text-underline-style="none" fo:font-weight="normal" officeooo:rsid="001edc20" officeooo:paragraph-rsid="0099c406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10" style:family="paragraph" style:parent-style-name="Standard">
      <style:paragraph-properties fo:text-align="start" style:justify-single-word="false"/>
      <style:text-properties fo:font-size="7pt" fo:font-style="normal" style:text-underline-style="none" fo:font-weight="normal" officeooo:rsid="001edc20" officeooo:paragraph-rsid="009a5b81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11" style:family="paragraph" style:parent-style-name="Standard">
      <style:paragraph-properties fo:text-align="center" style:justify-single-word="false"/>
      <style:text-properties fo:font-size="7pt" fo:font-style="normal" fo:font-weight="normal" officeooo:rsid="001fd64c" officeooo:paragraph-rsid="0056055a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12" style:family="paragraph" style:parent-style-name="Standard">
      <style:paragraph-properties fo:text-align="center" style:justify-single-word="false"/>
      <style:text-properties fo:font-size="10pt" fo:font-style="normal" style:text-underline-style="none" fo:font-weight="normal" officeooo:rsid="001edc20" officeooo:paragraph-rsid="0056055a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P13" style:family="paragraph" style:parent-style-name="Standard">
      <style:paragraph-properties fo:text-align="start" style:justify-single-word="false"/>
      <style:text-properties fo:font-size="11pt" fo:font-style="normal" fo:font-weight="normal" officeooo:rsid="001fd64c" officeooo:paragraph-rsid="0051189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MT1" style:family="text">
      <style:text-properties style:text-underline-style="none" officeooo:rsid="001edc20"/>
    </style:style>
    <style:style style:name="MT2" style:family="text">
      <style:text-properties fo:letter-spacing="0.014cm" style:text-underline-style="none" officeooo:rsid="001edc20"/>
    </style:style>
    <style:style style:name="MT3" style:family="text">
      <style:text-properties fo:font-size="8pt" style:font-size-asian="8pt" style:font-size-complex="8pt"/>
    </style:style>
    <style:page-layout style:name="Mpm1">
      <style:page-layout-properties fo:page-width="24.1cm" fo:page-height="28cm" style:num-format="1" style:print-orientation="portrait" fo:margin-top="4.8cm" fo:margin-bottom="0.7cm" fo:margin-left="0.199cm" fo:margin-right="1.28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6cm" fo:margin-left="0cm" fo:margin-right="0cm" fo:margin-bottom="0.499cm" style:dynamic-spacing="false"/>
      </style:header-style>
      <style:footer-style>
        <style:header-footer-properties svg:height="3.701cm" fo:margin-left="0cm" fo:margin-right="0cm" fo:margin-top="0cm" style:dynamic-spacing="false"/>
      </style:footer-style>
    </style:page-layout>
    <style:page-layout style:name="Mpm2">
      <style:page-layout-properties fo:page-width="24.1cm" fo:page-height="28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able:table table:name="Tabla4" table:style-name="Tabla4">
          <table:table-column table:style-name="Tabla4.A"/>
          <table:table-column table:style-name="Tabla4.B"/>
          <table:table-row table:style-name="Tabla4.1">
            <table:table-cell table:style-name="Tabla4.A1" office:value-type="string">
              <text:p text:style-name="MP3"/>
            </table:table-cell>
            <table:table-cell table:style-name="Tabla4.A1" office:value-type="string">
              <text:p text:style-name="MP4"><text:placeholder text:placeholder-type="text">&lt;o.number2letter&gt;</text:placeholder></text:p>
            </table:table-cell>
          </table:table-row>
        </table:table>
        <text:p text:style-name="MP5"/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column table:style-name="Tabla3.E"/>
          <table:table-column table:style-name="Tabla3.F"/>
          <table:table-column table:style-name="Tabla3.G"/>
          <table:table-column table:style-name="Tabla3.H"/>
          <table:table-row table:style-name="Tabla3.1">
            <table:table-cell table:style-name="Tabla3.A1" table:number-rows-spanned="2" office:value-type="string">
              <text:p text:style-name="MP6"><text:placeholder text:placeholder-type="text">&lt;o.day&gt;</text:placeholder></text:p>
            </table:table-cell>
            <table:table-cell table:style-name="Tabla3.A1" table:number-rows-spanned="2" office:value-type="string">
              <text:p text:style-name="MP7"><text:span text:style-name="MT1"><text:s text:c="2"/></text:span><text:span text:style-name="MT2"><text:placeholder text:placeholder-type="text">&lt;o.month&gt;</text:placeholder></text:span><text:span text:style-name="MT2"> </text:span><text:span text:style-name="MT1"><text:s/></text:span></text:p>
            </table:table-cell>
            <table:table-cell table:style-name="Tabla3.A1" table:number-rows-spanned="2" office:value-type="string">
              <text:p text:style-name="MP8"><text:placeholder text:placeholder-type="text">&lt;o.y&gt;</text:placeholder></text:p>
            </table:table-cell>
            <table:table-cell table:style-name="Tabla3.D1" office:value-type="string">
              <text:p text:style-name="Standard"/>
            </table:table-cell>
            <table:table-cell table:style-name="Tabla3.E1" office:value-type="string">
              <text:p text:style-name="MP7"/>
            </table:table-cell>
            <table:table-cell table:style-name="Tabla3.A1" office:value-type="string">
              <text:p text:style-name="MP9"><text:s text:c="3"/></text:p>
            </table:table-cell>
            <table:table-cell table:style-name="Tabla3.G1" office:value-type="string">
              <text:p text:style-name="MP10"><text:span text:style-name="MT3"><text:placeholder text:placeholder-type="text">&lt;o.igv&gt;</text:placeholder></text:span><text:span text:style-name="MT3"> </text:span><text:s text:c="2"/></text:p>
            </table:table-cell>
            <table:table-cell table:style-name="Tabla3.H1" office:value-type="string">
              <text:p text:style-name="MP11"/>
            </table:table-cell>
          </table:table-row>
          <table:table-row table:style-name="Tabla3.2">
            <table:covered-table-cell/>
            <table:covered-table-cell/>
            <table:covered-table-cell/>
            <table:table-cell table:style-name="Tabla3.A1" office:value-type="string">
              <text:p text:style-name="Standard"/>
            </table:table-cell>
            <table:table-cell table:style-name="Tabla3.A1" office:value-type="string">
              <text:p text:style-name="MP12"><text:placeholder text:placeholder-type="text">&lt;o.a_untaxed&gt;</text:placeholder></text:p>
            </table:table-cell>
            <table:table-cell table:style-name="Tabla3.A1" table:number-columns-spanned="2" office:value-type="string">
              <text:p text:style-name="MP12"><text:placeholder text:placeholder-type="text">&lt;o.a_tax&gt;</text:placeholder></text:p>
            </table:table-cell>
            <table:covered-table-cell/>
            <table:table-cell table:style-name="Tabla3.H2" office:value-type="string">
              <text:p text:style-name="MP12"><text:placeholder text:placeholder-type="text">&lt;o.a_total&gt;</text:placeholder></text:p>
            </table:table-cell>
          </table:table-row>
        </table:table>
        <text:p text:style-name="MP13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7-10-29T16:21:35</meta:creation-date>
    <dc:date>2016-05-14T16:41:39.673318538</dc:date>
    <dc:language>en-US</dc:language>
    <meta:editing-cycles>199</meta:editing-cycles>
    <meta:editing-duration>PT8H24M26S</meta:editing-duration>
    <meta:print-date>2016-04-15T13:49:38.807031635</meta:print-date>
    <meta:document-statistic meta:table-count="4" meta:image-count="0" meta:object-count="0" meta:page-count="1" meta:paragraph-count="24" meta:word-count="26" meta:character-count="301" meta:non-whitespace-character-count="287"/>
    <meta:user-defined meta:name="Info 1"/>
    <meta:user-defined meta:name="Info 2"/>
    <meta:user-defined meta:name="Info 3"/>
    <meta:user-defined meta:name="Info 4"/>
  </office:meta>
</office:document-meta>
</file>